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3mm"/>
    </style:style>
    <style:style style:name="co3" style:family="table-column">
      <style:table-column-properties fo:break-before="auto" style:column-width="122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8faadc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74pt solid #8faadc" fo:background-color="#ff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ff99" style:rotation-align="none"/>
    </style:style>
    <style:style style:name="ce6" style:family="table-cell" style:parent-style-name="Default">
      <style:table-cell-properties fo:border-bottom="none" fo:background-color="#ffff99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mm" svg:stroke-color="#3465a4" draw:marker-start="Linienspitzen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0mm" fo:min-height="16.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ce1"/>
        <table:table-column table:style-name="co1" table:default-cell-style-name="ce5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rott/Brottsmisstanke avslutas</text:p>
          </table:table-cell>
          <table:table-cell office:value-type="string" calcext:value-type="string">
            <text:p>FU inleds inte</text:p>
          </table:table-cell>
          <table:table-cell office:value-type="string" calcext:value-type="string">
            <text:p>FU läggs ned</text:p>
          </table:table-cell>
          <table:table-cell office:value-type="string" calcext:value-type="string">
            <text:p>Åtal</text:p>
          </table:table-cell>
          <table:table-cell office:value-type="string" calcext:value-type="string">
            <text:p>acquitted</text:p>
          </table:table-cell>
          <table:table-cell office:value-type="string" calcext:value-type="string">
            <text:p>Åtal väcks inte</text:p>
          </table:table-cell>
          <table:table-cell table:style-name="ce4" office:value-type="string" calcext:value-type="string">
            <office:annotation draw:style-name="gr1" draw:text-style-name="P2" svg:width="21.33mm" svg:height="18.2mm" svg:x="164.58mm" svg:y="40.43mm" draw:caption-point-x="15.94mm" draw:caption-point-y="-40.33mm">
              <dc:date>2020-05-11T00:00:00</dc:date>
              <text:p text:style-name="P1"><text:span text:style-name="T1">Based on our court documents</text:span></text:p>
            </office:annotation>
            <text:p>Convicted</text:p>
          </table:table-cell>
          <table:table-cell office:value-type="string" calcext:value-type="string">
            <text:p>Totalsumma</text:p>
          </table:table-cell>
        </table:table-row>
        <table:table-row table:style-name="ro1">
          <table:table-cell/>
          <table:table-cell office:value-type="string" calcext:value-type="string">
            <text:p>{ "category": 0},</text:p>
          </table:table-cell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2},</text:p>
          </table:table-cell>
          <table:table-cell table:style-name="Default"/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4},</text:p>
          </table:table-cell>
          <table:table-cell table:style-name="ce1" office:value-type="string" calcext:value-type="string">
            <text:p>{ "category": 5},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table:formula="of:=[.E3]-[.H3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formula="of:=[.E4]-[.H4]" office:value-type="float" office:value="3" calcext:value-type="float">
            <text:p>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9" calcext:value-type="float">
            <text:p>9</text:p>
          </table:table-cell>
          <table:table-cell table:formula="of:=[.E5]-[.H5]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" calcext:value-type="float">
            <text:p>3</text:p>
          </table:table-cell>
          <table:table-cell table:formula="of:=[.E6]-[.H6]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2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8" calcext:value-type="float">
            <text:p>8</text:p>
          </table:table-cell>
          <table:table-cell table:formula="of:=[.E7]-[.H7]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2" office:value-type="float" office:value="677" calcext:value-type="float">
            <text:p>677</text:p>
          </table:table-cell>
        </table:table-row>
      </table:table>
      <table:table table:name="2019" table:style-name="ta1"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2">
          <table:table-cell table:style-name="Default" office:value-type="string" calcext:value-type="string">
            <text:p>{ "category": 0},</text:p>
          </table:table-cell>
          <table:table-cell office:value-type="string" calcext:value-type="string">
            <text:p>{ "category": 0, "explanation":"Case closed without investigation: 21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1},</text:p>
          </table:table-cell>
          <table:table-cell office:value-type="string" calcext:value-type="string">
            <text:p>{ "category": 1, "explanation":"No investigation started: 555 cases"},</text:p>
          </table:table-cell>
          <table:table-cell office:value-type="string" calcext:value-type="string">
            <text:p>{ "category": 0, "explanation":"No investigation started: 576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2},</text:p>
          </table:table-cell>
          <table:table-cell office:value-type="string" calcext:value-type="string">
            <text:p>{ "category": 2, "explanation":"Initial investigation closed: 249 cases"},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4},</text:p>
          </table:table-cell>
          <table:table-cell office:value-type="string" calcext:value-type="string">
            <text:p>{ "category": 4, "explanation":"Initial investigation closed and not prosecuted: 1 case"}, </text:p>
          </table:table-cell>
          <table:table-cell office:value-type="string" calcext:value-type="string">
            <text:p>{ "category": 1, "explanation":"Investigation started, no prosecution: 250 cases"},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3},</text:p>
          </table:table-cell>
          <table:table-cell office:value-type="string" calcext:value-type="string">
            <text:p>{ "category": 3, "explanation":"Prosecuted and acquitted in court: 7 cases"}, </text:p>
          </table:table-cell>
          <table:table-cell office:value-type="string" calcext:value-type="string">
            <text:p>{ "category": 2, "explanation":"Prosecuted and acquitted in court: 7 cases"}, </text:p>
          </table:table-cell>
        </table:table-row>
        <table:table-row table:style-name="ro1">
          <table:table-cell office:value-type="string" calcext:value-type="string">
            <text:p>{ "category": 5},</text:p>
          </table:table-cell>
          <table:table-cell office:value-type="string" calcext:value-type="string">
            <text:p>{ "category": 5, "explanation":"Prosecuted and convicted in court: 1 case"}, </text:p>
          </table:table-cell>
          <table:table-cell office:value-type="string" calcext:value-type="string">
            <text:p>{ "category": 3, "explanation":"Prosecuted and convicted in court: 1 case"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00.00.0000</text:date>, <text:time style:data-style-name="N2" text:time-value="21:30:56.6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2:38:01.651000000</meta:creation-date>
    <meta:generator>LibreOffice/5.2.6.2$Windows_x86 LibreOffice_project/a3100ed2409ebf1c212f5048fbe377c281438fdc</meta:generator>
    <dc:date>2020-05-28T22:11:29.270000000</dc:date>
    <meta:editing-duration>PT1H29M21S</meta:editing-duration>
    <meta:editing-cycles>8</meta:editing-cycles>
    <meta:document-statistic meta:table-count="2" meta:cell-count="2559" meta:object-count="0"/>
  </office:meta>
</office:document-meta>
</file>